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background-color="#c7a0c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2e0ae" fo:padding="0.097cm" fo:border="0.05pt solid #000000">
        <style:background-image/>
      </style:table-cell-properties>
    </style:style>
    <style:style style:name="Tabla1.A2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87d1d1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D1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A1" style:family="table-cell">
      <style:table-cell-properties fo:background-color="#c7a0c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c2e0ae" fo:padding="0.097cm" fo:border="0.05pt solid #000000">
        <style:background-image/>
      </style:table-cell-properties>
    </style:style>
    <style:style style:name="Tabla2.A2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87d1d1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1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2.D1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a5d23" officeooo:paragraph-rsid="001a5d23"/>
    </style:style>
    <style:style style:name="P2" style:family="paragraph" style:parent-style-name="Standard">
      <style:text-properties officeooo:rsid="001a5d23" officeooo:paragraph-rsid="001cdd69"/>
    </style:style>
    <style:style style:name="P3" style:family="paragraph" style:parent-style-name="Standard">
      <style:text-properties officeooo:rsid="001a5d23" officeooo:paragraph-rsid="001f33cf"/>
    </style:style>
    <style:style style:name="P4" style:family="paragraph" style:parent-style-name="Standard">
      <style:text-properties officeooo:rsid="001b41b3" officeooo:paragraph-rsid="001b41b3"/>
    </style:style>
    <style:style style:name="P5" style:family="paragraph" style:parent-style-name="Standard">
      <style:text-properties officeooo:rsid="001b41b3" officeooo:paragraph-rsid="0020d593"/>
    </style:style>
    <style:style style:name="P6" style:family="paragraph" style:parent-style-name="Standard">
      <style:text-properties officeooo:rsid="001b41b3" officeooo:paragraph-rsid="00214aec"/>
    </style:style>
    <style:style style:name="P7" style:family="paragraph" style:parent-style-name="Standard">
      <style:text-properties officeooo:rsid="001cdd69" officeooo:paragraph-rsid="001cdd69"/>
    </style:style>
    <style:style style:name="P8" style:family="paragraph" style:parent-style-name="Standard">
      <style:text-properties officeooo:rsid="0020d593" officeooo:paragraph-rsid="0020d593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cdd69" officeooo:paragraph-rsid="001cdd6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cdd69"/>
    </style:style>
    <style:style style:name="P12" style:family="paragraph" style:parent-style-name="Table_20_Contents">
      <style:paragraph-properties fo:text-align="center" style:justify-single-word="false"/>
      <style:text-properties officeooo:rsid="001d8dae" officeooo:paragraph-rsid="001d8da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b41b3" officeooo:paragraph-rsid="001b41b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normal" style:text-underline-style="none" fo:font-weight="bold" officeooo:rsid="001b41b3" officeooo:paragraph-rsid="001cdd69" style:font-style-asian="normal" style:font-weight-asian="bold" style:font-style-complex="normal" style:font-weight-complex="bold"/>
    </style:style>
    <style:style style:name="T1" style:family="text">
      <style:text-properties officeooo:rsid="001b41b3"/>
    </style:style>
    <style:style style:name="T2" style:family="text">
      <style:text-properties officeooo:rsid="001ca446"/>
    </style:style>
    <style:style style:name="T3" style:family="text">
      <style:text-properties officeooo:rsid="001f33cf"/>
    </style:style>
    <style:style style:name="T4" style:family="text">
      <style:text-properties officeooo:rsid="0020d5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41b3" style:font-weight-asian="bold" style:font-weight-complex="bold"/>
    </style:style>
    <style:style style:name="T7" style:family="text">
      <style:text-properties fo:font-weight="bold" officeooo:rsid="001ca44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41b3" style:font-weight-asian="normal" style:font-weight-complex="normal"/>
    </style:style>
    <style:style style:name="T10" style:family="text">
      <style:text-properties fo:font-weight="normal" officeooo:rsid="001ca44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debe definir el método que utilizaremos al momento de insertar elementos a nuestra lista <text:span text:style-name="T3">o de concatenar listas</text:span>, la<text:span text:style-name="T3">s</text:span> cual<text:span text:style-name="T3">es</text:span> sera<text:span text:style-name="T3">n</text:span> la<text:span text:style-name="T3">s operaciones</text:span> base para generar nuestro dataframe, por lo que necesitamos que sea<text:span text:style-name="T3">n</text:span> operaci<text:span text:style-name="T3">ones</text:span> lo más rápida<text:span text:style-name="T3">s</text:span> posible ya que puede tener una cantidad considerable de elementos a insertar <text:span text:style-name="T3">o tener que concatenar dos listas grandes</text:span>.</text:p>
      <text:p text:style-name="P1"/>
      <text:p text:style-name="P1"><text:tab/>Para <text:span text:style-name="T3">agregar elementos </text:span>estaremos probando:</text:p>
      <text:p text:style-name="P1"><text:tab/><text:tab/>- utilizando la funcion append<text:span text:style-name="T3">()</text:span> de los tipos listas</text:p>
      <text:p text:style-name="P3"><text:tab/><text:tab/>- <text:span text:style-name="T1">utilizando la funcion insert y dando el ultimo indice de la lista</text:span></text:p>
      <text:p text:style-name="P1"/>
      <text:p text:style-name="P1"><text:tab/><text:span text:style-name="T3">Mientras que para concatenar listas probaremos: </text:span></text:p>
      <text:p text:style-name="P1"><text:tab/><text:tab/>- <text:span text:style-name="T1">utilizando el extend()</text:span></text:p>
      <text:p text:style-name="P3"><text:tab/><text:tab/>- concatenando varias listas por medio del +</text:p>
      <text:p text:style-name="P1"/>
      <text:p text:style-name="P4">Para obtener los resultados se utilizaron 5837 elementos los cuales se insertaron a una lista, y se realizaron 10 corridas de las pruebas.</text:p>
      <text:p text:style-name="P4"/>
      <text:p text:style-name="P4"><text:tab/><text:span text:style-name="T4">Para agregar elementos a las listas:</text:span></text:p>
      <text:p text:style-name="P5"><text:tab/><text:tab/><text:span text:style-name="T4">tiempo del Append(): 0.10586250110063702 segundos</text:span></text:p>
      <text:p text:style-name="P5"><text:tab/><text:tab/><text:span text:style-name="T4">tiempo del Insert(): <text:s text:c="3"/>0,107911608 segundos</text:span></text:p>
      <text:p text:style-name="P5"/>
      <text:p text:style-name="P5"><text:tab/><text:tab/><text:span text:style-name="T4">mem usada por el Append(): <text:s/>215.16640625 segundos</text:span></text:p>
      <text:p text:style-name="P5"><text:tab/><text:tab/><text:span text:style-name="T4">mem usada por el Insert(): <text:s text:c="4"/>218.068359375 segundos</text:span></text:p>
      <text:p text:style-name="P5"/>
      <text:p text:style-name="P5"><text:tab/><text:span text:style-name="T4">Para concatenar listas: </text:span></text:p>
      <text:p text:style-name="P8"><text:tab/><text:tab/>tiempo del <text:span text:style-name="T9">Extend()</text:span><text:span text:style-name="T6"> </text:span>: <text:s text:c="25"/>0,111467803 segundos</text:p>
      <text:p text:style-name="P5"><text:tab/><text:tab/><text:span text:style-name="T4">tiempo de la c</text:span><text:span text:style-name="T10">oncatenación</text:span><text:span text:style-name="T8"> con +:</text:span><text:span text:style-name="T5"> </text:span><text:span text:style-name="T4"><text:s text:c="4"/>0,169408651 segundos</text:span></text:p>
      <text:p text:style-name="P5"/>
      <text:p text:style-name="P5"><text:tab/><text:tab/><text:span text:style-name="T4">mem usada por el </text:span><text:span text:style-name="T8">Extend()</text:span><text:span text:style-name="T5"> </text:span><text:span text:style-name="T4">: <text:s text:c="19"/>216.58828125 segundos</text:span></text:p>
      <text:p text:style-name="P6"><text:tab/><text:tab/><text:span text:style-name="T4">mem usada por la c</text:span><text:span text:style-name="T10">oncatenación</text:span><text:span text:style-name="T8"> con +</text:span><text:span text:style-name="T4">: <text:s/>217.144921875 segundos</text:span></text:p>
      <text:p text:style-name="P4"><text:tab/><text:tab/></text:p>
      <text:p text:style-name="P1"><text:tab/><text:tab/></text:p>
      <text:p text:style-name="P1"><text:tab/><text:span text:style-name="T3">Como podemos ver por resultados el append() es el más eficiente tanto en uso de memoria <text:s/>como en el tiempo de ejecución en comparación con el metodo Insert(), por lo que sera nuestro método para insertar elementos en una lista determinada, y si necesitamos concatenar listas procederemos a utilizar a Extend() que es mas eficiente que realizar la concatenación con el + tanto en el uso de memoria como en el tiempo que necesita para realizarse.</text:span></text:p>
      <text:p text:style-name="P1"/>
      <text:p text:style-name="P9">Referente al tiempo de corrida de cada método:</text:p>
      <text:p text:style-name="P7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3">Append()</text:p>
          </table:table-cell>
          <table:table-cell table:style-name="Tabla1.B1" office:value-type="string">
            <text:p text:style-name="P13">Insert()</text:p>
          </table:table-cell>
          <table:table-cell table:style-name="Tabla1.C1" office:value-type="string">
            <text:p text:style-name="P13">Extend() </text:p>
          </table:table-cell>
          <table:table-cell table:style-name="Tabla1.D1" office:value-type="string">
            <text:p text:style-name="P13"><text:span text:style-name="T2">Concatenación</text:span> con +</text:p>
          </table:table-cell>
        </table:table-row>
        <table:table-row>
          <table:table-cell table:style-name="Tabla1.A2" office:value-type="string">
            <text:p text:style-name="P10">0.10512085098889656</text:p>
          </table:table-cell>
          <table:table-cell table:style-name="Tabla1.B2" office:value-type="string">
            <text:p text:style-name="P10">0.11120334500446916</text:p>
          </table:table-cell>
          <table:table-cell table:style-name="Tabla1.C2" office:value-type="string">
            <text:p text:style-name="P10">0.10647294798400253</text:p>
          </table:table-cell>
          <table:table-cell table:style-name="Tabla1.D2" office:value-type="string">
            <text:p text:style-name="P10">0.1704157569911331</text:p>
          </table:table-cell>
        </table:table-row>
        <table:table-row>
          <table:table-cell table:style-name="Tabla1.A2" office:value-type="string">
            <text:p text:style-name="P10">0.10151261900318787</text:p>
          </table:table-cell>
          <table:table-cell table:style-name="Tabla1.B2" office:value-type="string">
            <text:p text:style-name="P10">0.1073129870055709</text:p>
          </table:table-cell>
          <table:table-cell table:style-name="Tabla1.C2" office:value-type="string">
            <text:p text:style-name="P10">0.10564019400044344</text:p>
          </table:table-cell>
          <table:table-cell table:style-name="Tabla1.D2" office:value-type="string">
            <text:p text:style-name="P10">0.16459796999697573</text:p>
          </table:table-cell>
        </table:table-row>
        <table:table-row>
          <table:table-cell table:style-name="Tabla1.A2" office:value-type="string">
            <text:p text:style-name="P10">0.11063866500626318</text:p>
          </table:table-cell>
          <table:table-cell table:style-name="Tabla1.B2" office:value-type="string">
            <text:p text:style-name="P10">0.10484181699575856</text:p>
          </table:table-cell>
          <table:table-cell table:style-name="Tabla1.C2" office:value-type="string">
            <text:p text:style-name="P10">0.1254349020018708</text:p>
          </table:table-cell>
          <table:table-cell table:style-name="Tabla1.D2" office:value-type="string">
            <text:p text:style-name="P10">0.17546386699541472</text:p>
          </table:table-cell>
        </table:table-row>
        <table:table-row>
          <table:table-cell table:style-name="Tabla1.A2" office:value-type="string">
            <text:p text:style-name="P10">0.10167723201448098</text:p>
          </table:table-cell>
          <table:table-cell table:style-name="Tabla1.B2" office:value-type="string">
            <text:p text:style-name="P10">0.1076244930154644</text:p>
          </table:table-cell>
          <table:table-cell table:style-name="Tabla1.C2" office:value-type="string">
            <text:p text:style-name="P10">0.10698003400466405</text:p>
          </table:table-cell>
          <table:table-cell table:style-name="Tabla1.D2" office:value-type="string">
            <text:p text:style-name="P10">0.16698424000060186</text:p>
          </table:table-cell>
        </table:table-row>
        <table:table-row>
          <table:table-cell table:style-name="Tabla1.A2" office:value-type="string">
            <text:p text:style-name="P10">0.11203580800793134</text:p>
          </table:table-cell>
          <table:table-cell table:style-name="Tabla1.B2" office:value-type="string">
            <text:p text:style-name="P10">0.10891988797811791</text:p>
          </table:table-cell>
          <table:table-cell table:style-name="Tabla1.C2" office:value-type="string">
            <text:p text:style-name="P10">0.11355983398971148</text:p>
          </table:table-cell>
          <table:table-cell table:style-name="Tabla1.D2" office:value-type="string">
            <text:p text:style-name="P10">0.1707712360075675</text:p>
          </table:table-cell>
        </table:table-row>
        <table:table-row>
          <table:table-cell table:style-name="Tabla1.A2" office:value-type="string">
            <text:p text:style-name="P10">0.10928567597875372</text:p>
          </table:table-cell>
          <table:table-cell table:style-name="Tabla1.B2" office:value-type="string">
            <text:p text:style-name="P10">0.1043164630245883</text:p>
          </table:table-cell>
          <table:table-cell table:style-name="Tabla1.C2" office:value-type="string">
            <text:p text:style-name="P10">0.11133584097842686</text:p>
          </table:table-cell>
          <table:table-cell table:style-name="Tabla1.D2" office:value-type="string">
            <text:p text:style-name="P10">0.17107098799897358</text:p>
          </table:table-cell>
        </table:table-row>
        <text:soft-page-break/>
        <table:table-row>
          <table:table-cell table:style-name="Tabla1.A2" office:value-type="string">
            <text:p text:style-name="P10">0.1065661610045936</text:p>
          </table:table-cell>
          <table:table-cell table:style-name="Tabla1.B2" office:value-type="string">
            <text:p text:style-name="P10">0.1121497160056606</text:p>
          </table:table-cell>
          <table:table-cell table:style-name="Tabla1.C2" office:value-type="string">
            <text:p text:style-name="P10">0.11337827498209663</text:p>
          </table:table-cell>
          <table:table-cell table:style-name="Tabla1.D2" office:value-type="string">
            <text:p text:style-name="P10">0.17938290399615653</text:p>
          </table:table-cell>
        </table:table-row>
        <table:table-row>
          <table:table-cell table:style-name="Tabla1.A2" office:value-type="string">
            <text:p text:style-name="P10">0.1092487040150445</text:p>
          </table:table-cell>
          <table:table-cell table:style-name="Tabla1.B2" office:value-type="string">
            <text:p text:style-name="P10">0.11194187100045383</text:p>
          </table:table-cell>
          <table:table-cell table:style-name="Tabla1.C2" office:value-type="string">
            <text:p text:style-name="P10">0.11441886800457723</text:p>
          </table:table-cell>
          <table:table-cell table:style-name="Tabla1.D2" office:value-type="string">
            <text:p text:style-name="P10">0.16360140501637943</text:p>
          </table:table-cell>
        </table:table-row>
        <table:table-row>
          <table:table-cell table:style-name="Tabla1.A2" office:value-type="string">
            <text:p text:style-name="P10">0.1034744979988318</text:p>
          </table:table-cell>
          <table:table-cell table:style-name="Tabla1.B2" office:value-type="string">
            <text:p text:style-name="P10">0.10392442700685933</text:p>
          </table:table-cell>
          <table:table-cell table:style-name="Tabla1.C2" office:value-type="string">
            <text:p text:style-name="P10">0.10637575597502291</text:p>
          </table:table-cell>
          <table:table-cell table:style-name="Tabla1.D2" office:value-type="string">
            <text:p text:style-name="P10">0.17017072899034247</text:p>
          </table:table-cell>
        </table:table-row>
        <table:table-row>
          <table:table-cell table:style-name="Tabla1.A2" office:value-type="string">
            <text:p text:style-name="P10">0.11416994698811322</text:p>
          </table:table-cell>
          <table:table-cell table:style-name="Tabla1.B2" office:value-type="string">
            <text:p text:style-name="P10">0.10688107300666161</text:p>
          </table:table-cell>
          <table:table-cell table:style-name="Tabla1.C2" office:value-type="string">
            <text:p text:style-name="P10">0.11108138001873158</text:p>
          </table:table-cell>
          <table:table-cell table:style-name="Tabla1.D2" office:value-type="string">
            <text:p text:style-name="P10">0.16162741600419395</text:p>
          </table:table-cell>
        </table:table-row>
        <table:table-row>
          <table:table-cell table:style-name="Tabla1.A12" office:value-type="string">
            <text:p text:style-name="P10">0.10586250110063702</text:p>
          </table:table-cell>
          <table:table-cell table:style-name="Tabla1.A12" office:value-type="string">
            <text:p text:style-name="P10">0,107911608</text:p>
          </table:table-cell>
          <table:table-cell table:style-name="Tabla1.A12" office:value-type="string">
            <text:p text:style-name="P10">0,111467803</text:p>
          </table:table-cell>
          <table:table-cell table:style-name="Tabla1.D12" office:value-type="string">
            <text:p text:style-name="P10">0,169408651</text:p>
          </table:table-cell>
        </table:table-row>
      </table:table>
      <text:p text:style-name="P1"/>
      <text:p text:style-name="P1"/>
      <text:p text:style-name="P9">Con respecto al uso de memoria:</text:p>
      <text:p text:style-name="P7">en este caso se utilizo el mismo archivo para los 4 métodos, donde todos se comentaron, y se iba descomentando unicamente el método que se iba a probar y al finalizar se volvía a comentar para probar el siguiente.</text:p>
      <text:p text:style-name="P7"/>
      <text:p text:style-name="P2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14">Append()</text:p>
          </table:table-cell>
          <table:table-cell table:style-name="Tabla2.B1" office:value-type="string">
            <text:p text:style-name="P14">Insert()</text:p>
          </table:table-cell>
          <table:table-cell table:style-name="Tabla2.C1" office:value-type="string">
            <text:p text:style-name="P14">Extend() </text:p>
          </table:table-cell>
          <table:table-cell table:style-name="Tabla2.D1" office:value-type="string">
            <text:p text:style-name="P14"><text:span text:style-name="T2">Concatenación</text:span> con +</text:p>
          </table:table-cell>
        </table:table-row>
        <table:table-row>
          <table:table-cell table:style-name="Tabla2.A2" office:value-type="string">
            <text:p text:style-name="P11">210.57421875</text:p>
          </table:table-cell>
          <table:table-cell table:style-name="Tabla2.B2" office:value-type="string">
            <text:p text:style-name="P11">217.44921875</text:p>
          </table:table-cell>
          <table:table-cell table:style-name="Tabla2.C2" office:value-type="string">
            <text:p text:style-name="P11">219.046875</text:p>
          </table:table-cell>
          <table:table-cell table:style-name="Tabla2.D2" office:value-type="string">
            <text:p text:style-name="P11">218.08203125</text:p>
          </table:table-cell>
        </table:table-row>
        <table:table-row>
          <table:table-cell table:style-name="Tabla2.A2" office:value-type="string">
            <text:p text:style-name="P11">210.57421875</text:p>
          </table:table-cell>
          <table:table-cell table:style-name="Tabla2.B2" office:value-type="string">
            <text:p text:style-name="P11">217.671875</text:p>
          </table:table-cell>
          <table:table-cell table:style-name="Tabla2.C2" office:value-type="string">
            <text:p text:style-name="P11">211.29296875</text:p>
          </table:table-cell>
          <table:table-cell table:style-name="Tabla2.D2" office:value-type="string">
            <text:p text:style-name="P11">214.34375</text:p>
          </table:table-cell>
        </table:table-row>
        <table:table-row>
          <table:table-cell table:style-name="Tabla2.A2" office:value-type="string">
            <text:p text:style-name="P11">212.546875</text:p>
          </table:table-cell>
          <table:table-cell table:style-name="Tabla2.B2" office:value-type="string">
            <text:p text:style-name="P11">213.93359375</text:p>
          </table:table-cell>
          <table:table-cell table:style-name="Tabla2.C2" office:value-type="string">
            <text:p text:style-name="P11">213.265625</text:p>
          </table:table-cell>
          <table:table-cell table:style-name="Tabla2.D2" office:value-type="string">
            <text:p text:style-name="P11">217.69140625</text:p>
          </table:table-cell>
        </table:table-row>
        <table:table-row>
          <table:table-cell table:style-name="Tabla2.A2" office:value-type="string">
            <text:p text:style-name="P11">218.08203125</text:p>
          </table:table-cell>
          <table:table-cell table:style-name="Tabla2.B2" office:value-type="string">
            <text:p text:style-name="P11">216.765625</text:p>
          </table:table-cell>
          <table:table-cell table:style-name="Tabla2.C2" office:value-type="string">
            <text:p text:style-name="P11">218.453125</text:p>
          </table:table-cell>
          <table:table-cell table:style-name="Tabla2.D2" office:value-type="string">
            <text:p text:style-name="P11">219.046875</text:p>
          </table:table-cell>
        </table:table-row>
        <table:table-row>
          <table:table-cell table:style-name="Tabla2.A2" office:value-type="string">
            <text:p text:style-name="P11">217.734375</text:p>
          </table:table-cell>
          <table:table-cell table:style-name="Tabla2.B2" office:value-type="string">
            <text:p text:style-name="P11">219.09765625</text:p>
          </table:table-cell>
          <table:table-cell table:style-name="Tabla2.C2" office:value-type="string">
            <text:p text:style-name="P12">218.80078125</text:p>
          </table:table-cell>
          <table:table-cell table:style-name="Tabla2.D2" office:value-type="string">
            <text:p text:style-name="P11">215.30859375</text:p>
          </table:table-cell>
        </table:table-row>
        <table:table-row>
          <table:table-cell table:style-name="Tabla2.A2" office:value-type="string">
            <text:p text:style-name="P11">214.34375</text:p>
          </table:table-cell>
          <table:table-cell table:style-name="Tabla2.B2" office:value-type="string">
            <text:p text:style-name="P11">215.4765625</text:p>
          </table:table-cell>
          <table:table-cell table:style-name="Tabla2.C2" office:value-type="string">
            <text:p text:style-name="P11">218.296875</text:p>
          </table:table-cell>
          <table:table-cell table:style-name="Tabla2.D2" office:value-type="string">
            <text:p text:style-name="P11">218.65625</text:p>
          </table:table-cell>
        </table:table-row>
        <table:table-row>
          <table:table-cell table:style-name="Tabla2.A2" office:value-type="string">
            <text:p text:style-name="P11">217.69140625</text:p>
          </table:table-cell>
          <table:table-cell table:style-name="Tabla2.B2" office:value-type="string">
            <text:p text:style-name="P11">218.82421875</text:p>
          </table:table-cell>
          <table:table-cell table:style-name="Tabla2.C2" office:value-type="string">
            <text:p text:style-name="P11">219.328125</text:p>
          </table:table-cell>
          <table:table-cell table:style-name="Tabla2.D2" office:value-type="string">
            <text:p text:style-name="P11">219.046875</text:p>
          </table:table-cell>
        </table:table-row>
        <table:table-row>
          <table:table-cell table:style-name="Tabla2.A2" office:value-type="string">
            <text:p text:style-name="P11">218.08203125</text:p>
          </table:table-cell>
          <table:table-cell table:style-name="Tabla2.B2" office:value-type="string">
            <text:p text:style-name="P11">219.21484375</text:p>
          </table:table-cell>
          <table:table-cell table:style-name="Tabla2.C2" office:value-type="string">
            <text:p text:style-name="P11">219.328125</text:p>
          </table:table-cell>
          <table:table-cell table:style-name="Tabla2.D2" office:value-type="string">
            <text:p text:style-name="P11">215.30859375</text:p>
          </table:table-cell>
        </table:table-row>
        <table:table-row>
          <table:table-cell table:style-name="Tabla2.A2" office:value-type="string">
            <text:p text:style-name="P11">214.34375</text:p>
          </table:table-cell>
          <table:table-cell table:style-name="Tabla2.B2" office:value-type="string">
            <text:p text:style-name="P11">221.125</text:p>
          </table:table-cell>
          <table:table-cell table:style-name="Tabla2.C2" office:value-type="string">
            <text:p text:style-name="P11">211.984375</text:p>
          </table:table-cell>
          <table:table-cell table:style-name="Tabla2.D2" office:value-type="string">
            <text:p text:style-name="P11">215.30859375</text:p>
          </table:table-cell>
        </table:table-row>
        <table:table-row>
          <table:table-cell table:style-name="Tabla2.A2" office:value-type="string">
            <text:p text:style-name="P11">217.69140625</text:p>
          </table:table-cell>
          <table:table-cell table:style-name="Tabla2.B2" office:value-type="string">
            <text:p text:style-name="P11">221.125</text:p>
          </table:table-cell>
          <table:table-cell table:style-name="Tabla2.C2" office:value-type="string">
            <text:p text:style-name="P11">216.0859375</text:p>
          </table:table-cell>
          <table:table-cell table:style-name="Tabla2.D2" office:value-type="string">
            <text:p text:style-name="P11">218.65625</text:p>
          </table:table-cell>
        </table:table-row>
        <table:table-row>
          <table:table-cell table:style-name="Tabla2.A12" office:value-type="string">
            <text:p text:style-name="P11">215.16640625</text:p>
          </table:table-cell>
          <table:table-cell table:style-name="Tabla2.A12" office:value-type="string">
            <text:p text:style-name="P11">218.068359375</text:p>
          </table:table-cell>
          <table:table-cell table:style-name="Tabla2.A12" office:value-type="string">
            <text:p text:style-name="P11">216.58828125</text:p>
          </table:table-cell>
          <table:table-cell table:style-name="Tabla2.D12" office:value-type="string">
            <text:p text:style-name="P11"><text:s/>217.144921875</text:p>
          </table:table-cell>
        </table:table-row>
      </table:table>
      <text:p text:style-name="P2"/>
      <text:p text:style-name="P4"/>
      <text:p text:style-name="P4">Los archivos utilizados para correr las pruebas son:</text:p>
      <text:p text:style-name="P4"><text:tab/>-pruebaAgregadoLista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0:12:50.084361600</meta:creation-date>
    <dc:date>2020-01-23T11:47:36.360344412</dc:date>
    <meta:editing-duration>PT4M47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2" meta:paragraph-count="122" meta:word-count="428" meta:character-count="3499" meta:non-whitespace-character-count="3094"/>
  </office:meta>
</office:document-meta>
</file>